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tion text for website</text:p>
      <text:p text:style-name="P1"/>
      <text:p text:style-name="P1"><text:span text:style-name="T1">Front page</text:span><text:span text:style-name="T1"/></text:p>
      <text:p text:style-name="P1"/>
      <text:p text:style-name="P1">Hamilton Junior Naturalist Club - JUNATS - is a club for intermediate and secondary age students interested in the world around us. We have a strong outdoor focus and have awesome field trips and camps along with an exciting programme of speakers on Fridays during term time. </text:p>
      <text:p text:style-name="P1"/>
      <text:p text:style-name="P1">Becoming a JUNAT is a great way to learn about everything from anatomy to zoology. Talks cover subjects as diverse as archaeology, astrophysics, adventure, biology, botany, conservation, chemistry, dinosaurs, ecology, environmental science, flora, fauna, fungi, geophysics, geology, hydropower, hiking, photography, recycling, volcanology, </text:p>
      <text:p text:style-name="P1"/>
      <text:p text:style-name="P1">JUNATs get involved in community projects such as bush restoration and pest control, and make <text:s/>trips within the Waikato and further afield, our annual trip to National Park is a highlight of the calendar.</text:p>
      <text:p text:style-name="P1"/>
      <text:p text:style-name="P1">JUNATs often go on to tertiary education, but whatever their career, the skills and experiences gained in the club will give them a head start.</text:p>
      <text:p text:style-name="P1"/>
      <text:p text:style-name="P1"/>
      <text:p text:style-name="P1"><text:span text:style-name="T1">Membership</text:span><text:span text:style-name="T1"/></text:p>
      <text:p text:style-name="P1"/>
      <text:p text:style-name="P1">JUNATS range from 10 to 18 years old, and family/whanau memberships are encouraged. We cater for younger children as well provided a parent or caregiver can come with them. There’s no obligation to join immediately, come along and see if you like it. Thanks to our generous donors and sponsors we are able to keep costs very low, and through our network of friends and former members are often able to gain entrance to places not generally accessible.</text:p>
      <text:p text:style-name="P1"/>
      <text:p text:style-name="P1">Family membership is only $75 for a whole year, and we negotiate good prices for other entrance and accommodation fees where applicable.</text:p>
      <text:p text:style-name="P1"/>
      <text:p text:style-name="P1"/>
      <text:p text:style-name="P1"><text:span text:style-name="T1">Meetings</text:span><text:span text:style-name="T1"/></text:p>
      <text:p text:style-name="P1"/>
      <text:p text:style-name="P1">On Fridays during term time we meet at the Wintec centre within the Hamilton Gardens (Gate 2, park at the bottom of the hill and cross the footbridge). Meetings start at 7 pm, and usually go for 1 to 2 hours. Our speakers have included university lecturers, masters and doctoral students, teachers, enthusiasts of sorts, travellers and adventurers, DoC rangers, researchers</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Noto Serif CJK SC"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NZ" style:letter-kerning="true" style:font-name-asian="Noto Serif CJK SC" style:font-family-asian="'Noto Serif CJK SC'"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8T17:51:32</meta:creation-date>
    <meta:initial-creator>David Speed</meta:initial-creator>
    <dc:language>en-NZ</dc:language>
    <dc:creator>David Speed</dc:creator>
    <dc:date>2021-08-03T21:51:31</dc:date>
    <meta:editing-cycles>7</meta:editing-cycles>
    <meta:editing-duration>P5DT23H59M</meta:editing-duration>
    <meta:generator>LibreOffice/7.5.3.2$Linux_X86_64 LibreOffice_project/50$Build-2</meta:generator>
    <meta:document-statistic meta:table-count="0" meta:image-count="0" meta:object-count="0" meta:page-count="1" meta:paragraph-count="11" meta:word-count="317" meta:character-count="1979" meta:non-whitespace-character-count="1670"/>
    <meta:user-defined meta:name="AppVersion">15.0000</meta:user-defined>
  </office:meta>
</office:document-meta>
</file>